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table:number-columns-repeated="2"/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Reading4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lcala</text:p>
          </table:table-cell>
          <table:table-cell office:value-type="string" calcext:value-type="string">
            <text:p>aalcala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0/14" office:value-type="float" office:value="0.714285714285714" calcext:value-type="float">
            <text:p>0.7142857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lvare9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13.5/14" office:value-type="float" office:value="0.964285714285714" calcext:value-type="float">
            <text:p>0.9642857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ball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zmig</text:p>
          </table:table-cell>
          <table:table-cell office:value-type="string" calcext:value-type="string">
            <text:p>Bartassian</text:p>
          </table:table-cell>
          <table:table-cell office:value-type="string" calcext:value-type="string">
            <text:p>rbartass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gonzal6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12/14" office:value-type="float" office:value="0.857142857142857" calcext:value-type="float">
            <text:p>0.8571428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3.5/14" office:value-type="float" office:value="0.964285714285714" calcext:value-type="float">
            <text:p>0.9642857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zo</text:p>
          </table:table-cell>
          <table:table-cell office:value-type="string" calcext:value-type="string">
            <text:p>Jerez</text:p>
          </table:table-cell>
          <table:table-cell office:value-type="string" calcext:value-type="string">
            <text:p>ejerez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1.5/14" office:value-type="float" office:value="0.821428571428571" calcext:value-type="float">
            <text:p>0.8214285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.5/10"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apascual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.5/10"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table:formula="of:=14/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Tolmachoff</text:p>
          </table:table-cell>
          <table:table-cell office:value-type="string" calcext:value-type="string">
            <text:p>mtolmach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anette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jvillanu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12/14" office:value-type="float" office:value="0.857142857142857" calcext:value-type="float">
            <text:p>0.857142857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3">00/00/0000</text:date>, <text:time style:data-style-name="N2" text:time-value="16:56:51.883593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6:00:41.317886206</meta:creation-date>
    <dc:date>2020-03-03T16:56:54.975621035</dc:date>
    <meta:editing-duration>PT3H14M7S</meta:editing-duration>
    <meta:editing-cycles>18</meta:editing-cycles>
    <meta:generator>LibreOffice/5.1.6.2$Linux_X86_64 LibreOffice_project/10m0$Build-2</meta:generator>
    <meta:document-statistic meta:table-count="1" meta:cell-count="126" meta:object-count="0"/>
  </office:meta>
</office:document-meta>
</file>